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32767*" fo:start-indent="0in" fo:end-indent="0.2457in"/>
          <style:column style:rel-width="32768*" fo:start-indent="0.2457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OÉZIA A PRÓZA</text:span></text:p>
      <text:p text:style-name="P3"><text:span text:style-name="T1">Poézia</text:span><text:span text:style-name="T2">: jeden z dvoch základných typov literatúry, je to veršovaná, rytmicky „viazaná“ reč; základnou jednotkou je ..............; autor:...............................; používa sa v ................. <text:s/>a ...................................... žánroch</text:span></text:p>
      <text:p text:style-name="P4"><text:span text:style-name="T1">Próza:</text:span><text:span text:style-name="T2"> neveršovaná, rytmicky „neviazaná“ reč; základnou jednotkou je .............; autor: ................................; používa sa predovšetkým v epike, dráme, ale aj v textoch vecnej literatúry; je protikladom verša</text:span></text:p>
      <text:p text:style-name="P4"><text:span text:style-name="T3">Divadelná hra/dramatická text</text:span><text:span text:style-name="T4"> – usporiadanie textu do replík v dialógu; viazaná i neviazaná reč</text:span></text:p>
      <text:p text:style-name="P4"><text:span text:style-name="T1">- V epických dielach rozlišujeme PÁSMO REČI POSTÁV a PÁSMO REČI ROZPRÁVAČA. </text:span></text:p>
      <text:p text:style-name="P4"><text:span text:style-name="T1">PÁSMO REČI ROZPRÁVAČA</text:span></text:p>
      <text:p text:style-name="P4"><text:span text:style-name="T1">- </text:span><text:span text:style-name="T2">ide o prehovory rozprávača, v ktorých sa dej posúva dopredu, opisuje prostredie, charaktery... </text:span></text:p>
      <text:p text:style-name="P4"><text:span text:style-name="T1">ROZPRÁVAČ- </text:span><text:span text:style-name="T2">objavuje sa v epike; je to osoba, ktorá .................................... <text:s text:c="3"/>............................</text:span></text:p>
      <text:section text:style-name="Sect1" text:name="TextSection">
        <text:p text:style-name="P4"><text:span text:style-name="T2">ROZLIŠUJEME: <text:s text:c="4"/>A) er-formu <text:s/>= <text:s/>___ rozprávanie <text:s text:c="20"/>B) ich-formu = ___ rozprávanie <text:s text:c="41"/></text:span></text:p>
      </text:section>
      <text:section text:style-name="Sect1" text:name="Section1">
        <text:p text:style-name="P4"><text:span text:style-name="T2">TYPY ROZPRÁVAČA:</text:span></text:p>
        <text:p text:style-name="P4"><text:span text:style-name="T2">1. </text:span><text:span text:style-name="T1">___________________ = AUTORSKÝ</text:span><text:span text:style-name="T2">: rozpráva príbeh v 3. os.; minulý čas; nezainteresovaný pozorovateľ</text:span></text:p>
        <text:p text:style-name="P4"><text:span text:style-name="T2"><text:s text:c="70"/>- vie všetko o postavách a deji; je len na ňom, koľko nám prezradí</text:span></text:p>
        <text:p text:style-name="P4"><text:span text:style-name="T2">2. </text:span><text:span text:style-name="T1">PERSONÁLNY: </text:span><text:span text:style-name="T2">rozpráva príbeh v 3. os., z pohľadu 1 osoby, prostredníctvom ktorej vidí svet, postavy</text:span></text:p>
        <text:p text:style-name="P4"><text:span text:style-name="T2"><text:s text:c="33"/>- viaže sa na hlavnú postavu, ktorú pozná dokonale; vedľajšie skoro vôbec nepozná – </text:span></text:p>
        <text:p text:style-name="P4"><text:span text:style-name="T2"><text:s text:c="36"/>nekomentuje vnútorné prežívanie ostatných postáv</text:span></text:p>
        <text:p text:style-name="P4"><text:span text:style-name="T2">3. </text:span><text:span text:style-name="T1">__________________:</text:span><text:span text:style-name="T2"> <text:s/>rozpráva akoby vlastný príbeh; v 1. os. sg.; minulý aj prítomný čas</text:span></text:p>
        <text:p text:style-name="P4"><text:span text:style-name="T2"><text:s text:c="41"/>- opisuje svoje vnútorné stavy a pocity; ostatné postavy sú charakterizované len navonok</text:span></text:p>
        <text:p text:style-name="P4"><text:span text:style-name="T2">4. </text:span><text:span text:style-name="T1">OKO KAMERY</text:span><text:span text:style-name="T2"> = tzv. objektívny rozprávač: nezobrazuje psychiku postáv, zameraný len na vonkajšie </text:span></text:p>
        <text:p text:style-name="P4"><text:span text:style-name="T2"><text:s text:c="37"/>znaky; reprodukuje (rekapituluje) reč postáv</text:span></text:p>
        <text:p text:style-name="P4"><text:span text:style-name="T2">5. </text:span><text:span text:style-name="T1">NESPOĽAHLIVÝ ROZPRÁVAČ</text:span><text:span text:style-name="T2">: najčastejšie 1. os. sg.; zámerne nedostatočne informuje čitateľa; neschopný alebo neochotný dostatočne ho informovať; nemôžeme mu dôverovať – nezodpovedá vek, môže mať psychické problémy...</text:span></text:p>
        <text:p text:style-name="P5"><text:span text:style-name="T1">PÁSMO POSTÁV</text:span></text:p>
        <text:p text:style-name="P3"><text:span text:style-name="T1">- </text:span><text:span text:style-name="T2">skladá sa z prehovorov postáv – ; realizuje sa pomocou priamej reči, kt. je v texte označená graficky „...“ = úvodzovkami ALE nemusí byť vždy v úvodzovkách!!! – môžu byť aj pomlčky; priama reč sa často spája s uvádzacou vetou, kt. patrí do pásma rozprávača a môže byť <text:s/>1) __ <text:s/>___________ <text:s text:c="6"/>2) __ <text:s/>____________ <text:s text:c="5"/>3) __ <text:s/>__________</text:span></text:p>
        <text:p text:style-name="P3"><text:span text:style-name="T1">Formy prehovoru:</text:span><text:span text:style-name="T2"> <text:s text:c="3"/>1. dialóg (vyslovený nahlas) <text:s text:c="5"/>2. monológ (vyslovený nahlas) - (_____________ = čitateľovi naznačuje myšlienky postavy, ale postava ich nevysloví nahlas)</text:span></text:p>
        <text:p text:style-name="P1"><text:span text:style-name="T1">STOPA – VERŠ – STROFA</text:span></text:p>
        <text:p text:style-name="P3"><text:span text:style-name="T1">Stopa</text:span><text:span text:style-name="T2"> = najmenšia jednotka verša, ktorá je nositeľkou dĺžky alebo prízvuku; v sylabotonickom veršovom systéme sa skladá z niekoľkých slabík prízvučných (-) a neprízvučných (U), napr. <text:s text:c="30"/></text:span></text:p>
      </text:section>
      <text:section text:style-name="Sect2" text:name="Section2">
        <text:p text:style-name="P4"><text:soft-page-break/><text:span text:style-name="T1"><text:s text:c="52"/>daktyl: <text:s text:c="2"/>– <text:s/>U  U </text:span></text:p>
        <text:p text:style-name="P4"><text:span text:style-name="T1"><text:s text:c="52"/>trochej: <text:s/>– <text:s/>U</text:span></text:p>
        <text:p text:style-name="P4"><text:span text:style-name="T1"><text:s text:c="11"/>jamb: <text:s text:c="4"/>U <text:s/>–</text:span></text:p>
        <text:p text:style-name="P4"><text:span text:style-name="T1"><text:s text:c="11"/>spondej: <text:s/>– <text:s/>–</text:span></text:p>
      </text:section>
      <text:section text:style-name="Sect1" text:name="Section3">
        <text:p text:style-name="P3"><text:span text:style-name="T1">Verš – </text:span><text:span text:style-name="T2">je rytmickou jednotkou básne; verše vytvárajú strofy (pravidelné alebo nepravidelné)</text:span></text:p>
        <text:p text:style-name="P4"><text:span text:style-name="T1">Rytmus</text:span><text:span text:style-name="T2"> – v umeleckom texte sa vytvára pravidelným striedaním istých jazykových prostriedkov verša (napr. prízvučných a neprízvučných slabík alebo krátkych a dlhých slabík) </text:span><text:span text:style-name="T5">→ podľa toho, aké jazykové prostriedky sa v poézii striedajú, vznikajú veršové systémy</text:span></text:p>
        <text:p text:style-name="P3"><text:span text:style-name="T1">Veršové systémy:</text:span></text:p>
        <text:p text:style-name="P3"><text:span text:style-name="T1">časomerný – </text:span><text:span text:style-name="T2">zakladá sa na striedaní dlhých a krátkych slabík</text:span></text:p>
        <text:p text:style-name="P4"><text:span text:style-name="T1">sylabický</text:span><text:span text:style-name="T2"> – vzniká opakovaním rovnakého počtu slabík; rytmicko-syntaktický paralelizmus (zhoda vo veršovom a vetnom členení), združený rým</text:span></text:p>
        <text:p text:style-name="P4"><text:span text:style-name="T1">sylabotonický</text:span><text:span text:style-name="T2"> – vzniká striedaním prízvučných a neprízvučných slabík vo verši; dodržiava rovnaký počet slabík vo verši</text:span></text:p>
        <text:p text:style-name="P4"><text:span text:style-name="T1">voľný verš</text:span><text:span text:style-name="T2"> – je protikladom viazaného verša, nemá pevnú stavbu verša; (nemá povinnosť dodržať pravidelný rým, rovnaký počet slabík, pravidelnú strofu...)</text:span></text:p>
        <text:p text:style-name="P3"><text:span text:style-name="T1">RYTMICKY VIAZANÁ REČ</text:span><text:span text:style-name="T2"> = objavuje sa v poézii, ide o zvukovú zhodu verša → RÝM</text:span><text:span text:style-name="T1">; </text:span><text:span text:style-name="T2">má určité pravidlá, v ktorých dôležitú úlohu zohráva rytmus a intonácia</text:span></text:p>
        <text:p text:style-name="P3"><text:span text:style-name="T1">Rytmicky neviazaná reč = </text:span><text:span text:style-name="T2">text nie je ohraničený pravidlom, napr. <text:s/>počtom slabík</text:span><text:span text:style-name="T1"> </text:span></text:p>
        <text:p text:style-name="P3"><text:span text:style-name="T1">Rým = </text:span><text:span text:style-name="T2">______________________________________________ <text:s/>(koncový) alebo polveršov (__________)</text:span></text:p>
        <text:p text:style-name="Standard"><text:span text:style-name="T1">Druhy rýmu</text:span><text:span text:style-name="T2">: <text:s/></text:span><text:span text:style-name="T1">združený (aabb), <text:s/>striedavý (abab), prerývaný (abcb), postupný (abcabc), obkročný (abba)</text:span><text:span text:style-name="T7"> </text:span></text:p>
        <text:p text:style-name="P5"><text:span text:style-name="T6">AUTOR A ČITATEĽ LITERÁRNEHO DIELA</text:span></text:p>
        <text:p text:style-name="P3"><text:span text:style-name="T1">Autor – </text:span><text:span text:style-name="T2">dôležitý článok v lit. komunikácii; vyjadruje svoje názory, skúsenosti; text prispôsobuje veku čitateľa</text:span></text:p>
        <text:p text:style-name="P3"><text:span text:style-name="T1">Čitateľ – </text:span><text:span text:style-name="T2">aktívny účastník literárnej komunikácie; rozlišujeme </text:span><text:span text:style-name="T1">3 typy</text:span><text:span text:style-name="T2">: </text:span></text:p>
        <text:p text:style-name="P3"><text:span text:style-name="T1"><text:s text:c="31"/>- naivný – </text:span><text:span text:style-name="T2">nerozlišuje svet reálny a literárny; verí, že to, čo číta, je pravda</text:span></text:p>
        <text:p text:style-name="P3"><text:span text:style-name="T2"><text:s text:c="31"/>- s</text:span><text:span text:style-name="T1">entimentálny –</text:span><text:span text:style-name="T2"> udržiava si od textu odstup, vyberá si z diela tie postavy, s ktorými sa stotožňuje</text:span></text:p>
        <text:p text:style-name="Standard"><text:bookmark text:name="_gjdgxs"/><text:span text:style-name="T2"><text:s text:c="31"/>- diskurzívny – drží si od textu odstup, objavuje skrytý zmysel textu, symbolov</text:span></text:p>
        <text:p text:style-name="P2"><text:bookmark text:name="_3uicns31lamg"/></text:p>
      </text:section>
      <text:section text:style-name="Sect1" text:name="Section4">
        <text:p text:style-name="P2"><text:bookmark text:name="_wbp3lb6ap54v"/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35in" fo:margin-bottom="0.4335in" fo:margin-left="0.5in" fo:margin-right="0.5in" style:writing-mode="lr-tb" style:layout-grid-color="#c0c0c0" style:layout-grid-lines="274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6" meta:word-count="605" meta:character-count="4974" meta:non-whitespace-character-count="3804"/>
    <meta:generator>LibreOfficeDev/6.0.5.2$Linux_X86_64 LibreOffice_project/</meta:generator>
  </office:meta>
</office:document-meta>
</file>